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officeooo:paragraph-rsid="0015ffad"/>
    </style:style>
    <style:style style:name="P5" style:family="paragraph" style:parent-style-name="Table_20_Contents">
      <style:text-properties officeooo:rsid="000ecb4d" officeooo:paragraph-rsid="000ecb4d"/>
    </style:style>
    <style:style style:name="P6" style:family="paragraph" style:parent-style-name="Table_20_Contents">
      <style:text-properties officeooo:rsid="0015ffad" officeooo:paragraph-rsid="0015ffad"/>
    </style:style>
    <style:style style:name="P7" style:family="paragraph" style:parent-style-name="Table_20_Contents">
      <style:text-properties officeooo:rsid="0015ffad" officeooo:paragraph-rsid="0015de8d"/>
    </style:style>
    <style:style style:name="P8" style:family="paragraph" style:parent-style-name="Table_20_Contents">
      <style:text-properties officeooo:rsid="0018bc68" officeooo:paragraph-rsid="0018bc68"/>
    </style:style>
    <style:style style:name="P9" style:family="paragraph" style:parent-style-name="Table_20_Contents" style:list-style-name="L5">
      <style:text-properties officeooo:rsid="0018bc68" officeooo:paragraph-rsid="0015de8d"/>
    </style:style>
    <style:style style:name="P10" style:family="paragraph" style:parent-style-name="Table_20_Contents">
      <style:text-properties officeooo:rsid="001a6038" officeooo:paragraph-rsid="001a6038"/>
    </style:style>
    <style:style style:name="P11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5de8d"/>
    </style:style>
    <style:style style:name="P12" style:family="paragraph" style:parent-style-name="Azione_20_attore" style:list-style-name="L5">
      <style:text-properties officeooo:paragraph-rsid="0015de8d"/>
    </style:style>
    <style:style style:name="P13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4" style:family="paragraph" style:parent-style-name="Azione_20_sistema" style:list-style-name="L5">
      <style:text-properties officeooo:paragraph-rsid="0015de8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050d" officeooo:paragraph-rsid="001437b6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weight="bold" officeooo:rsid="0017cadf" style:font-weight-asian="bold" style:font-weight-complex="bold"/>
    </style:style>
    <style:style style:name="T2" style:family="text">
      <style:text-properties officeooo:rsid="0015ffad"/>
    </style:style>
    <style:style style:name="T3" style:family="text">
      <style:text-properties officeooo:rsid="001fb3ab"/>
    </style:style>
    <style:style style:name="T4" style:family="text">
      <style:text-properties officeooo:rsid="001efd2f"/>
    </style:style>
    <style:style style:name="T5" style:family="text">
      <style:text-properties officeooo:rsid="00115ebb"/>
    </style:style>
    <style:style style:name="T6" style:family="text">
      <style:text-properties officeooo:rsid="0017cadf"/>
    </style:style>
    <style:style style:name="T7" style:family="text">
      <style:text-properties officeooo:rsid="0018bc68"/>
    </style:style>
    <style:style style:name="T8" style:family="text">
      <style:text-properties officeooo:rsid="0015de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Visualizzazione scheda di un iscritto da parte di un amministrator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UC_A_47_Visualizzazione scheda di un utente con informazioni personali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Personal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7">L'amministratore</text:span><text:span text:style-name="T3"> </text:span>accede al sistema e viene <text:span text:style-name="T4">autenticato </text:span><text:span text:style-name="T8">e l</text:span><text:span text:style-name="T7">'amministratore</text:span><text:span text:style-name="T5"> ha effettuato almeno una ricerca avanzata andata a buon fine,</text:span><text:span text:style-name="T2"> con almeno un risultato visualizzato </text:span><text:span text:style-name="T6">(</text:span><text:span text:style-name="T1">include</text:span><text:span text:style-name="T6"> UC_A_23_Ricerca avanzata)</text:span><text:span text:style-name="T5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321159" text:style-name="Numerazione_20_UC">
              <text:list-item text:start-value="1">
                <text:p text:style-name="P11"><text:s text:c="2"/><text:span text:style-name="T2"><text:s/>L'</text:span><text:span text:style-name="T7">amministratore</text:span><text:span text:style-name="T2"> visualizza i risultati della ricerca e preme sul tasto per visualizzare la scheda dell'utente.</text:span></text:p>
                <text:p text:style-name="P13"/>
              </text:list-item>
              <text:list-item>
                <text:p text:style-name="Azione_20_sistema"><text:s/><text:span text:style-name="T8">Il sistema visualizza la scheda dell'utente con i dati personali dei campi:</text:span></text:p>
              </text:list-item>
            </text:list>
            <text:list xml:id="list42466019"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8">Nome</text:span></text:p>
                          </text:list-item>
                          <text:list-item>
                            <text:p text:style-name="P14"><text:span text:style-name="T8">Cognome</text:span></text:p>
                          </text:list-item>
                          <text:list-item>
                            <text:p text:style-name="P9">Data di nascita</text:p>
                          </text:list-item>
                          <text:list-item>
                            <text:p text:style-name="P9">Comune di nascita</text:p>
                          </text:list-item>
                          <text:list-item>
                            <text:p text:style-name="P9">Residenza</text:p>
                          </text:list-item>
                          <text:list-item>
                            <text:p text:style-name="P9">Domicilio</text:p>
                          </text:list-item>
                          <text:list-item>
                            <text:p text:style-name="P9">Cognome genitore</text:p>
                          </text:list-item>
                          <text:list-item>
                            <text:p text:style-name="P9">Nome genitore</text:p>
                          </text:list-item>
                          <text:list-item>
                            <text:p text:style-name="P9">Codice Fiscale genitore</text:p>
                          </text:list-item>
                          <text:list-item>
                            <text:p text:style-name="P9">Data di nascita genitore</text:p>
                          </text:list-item>
                          <text:list-item>
                            <text:p text:style-name="P9">Comune di nascita genitore</text:p>
                          </text:list-item>
                          <text:list-item>
                            <text:p text:style-name="P9">Residenza genitore</text:p>
                          </text:list-item>
                          <text:list-item>
                            <text:p text:style-name="P9">Domicilio genitore</text:p>
                          </text:list-item>
                          <text:list-item>
                            <text:p text:style-name="P9">Matricola</text:p>
                          </text:list-item>
                          <text:list-item>
                            <text:p text:style-name="P9"><text:span text:style-name="T8">Categoria di appartenenz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<text:span text:style-name="T8">N/D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Accedere alla scheda utente in meno di 5 secondi.</text:p>
          </table:table-cell>
        </table:table-row>
      </table:table>
      <text:p text:style-name="P15"/>
      <text:p text:style-name="P16">UC_A_47 Visualizzazione scheda di un utente con informazioni person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17:51.96</meta:creation-date>
    <meta:editing-duration>P0D</meta:editing-duration>
    <meta:editing-cycles>2</meta:editing-cycles>
    <meta:generator>LibreOffice/3.6$Windows_x86 LibreOffice_project/da8c1e6-fd468f4-454e206-f42a4a9-143cfd</meta:generator>
    <dc:date>2012-10-23T22:35:06.23</dc:date>
    <meta:document-statistic meta:table-count="1" meta:image-count="0" meta:object-count="0" meta:page-count="1" meta:paragraph-count="33" meta:word-count="170" meta:character-count="1113" meta:non-whitespace-character-count="989"/>
  </office:meta>
</office:document-meta>
</file>